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fo:font-size="14pt" officeooo:rsid="00111ea0" officeooo:paragraph-rsid="00111ea0" style:font-size-asian="12.25pt" style:font-size-complex="14pt"/>
    </style:style>
    <style:style style:name="P2" style:family="paragraph" style:parent-style-name="Preformatted_20_Text">
      <style:text-properties fo:color="#000000" fo:font-size="11pt" officeooo:rsid="00111ea0" officeooo:paragraph-rsid="00111ea0" style:font-size-asian="9.60000038146973pt" style:font-size-complex="11pt"/>
    </style:style>
    <style:style style:name="P3" style:family="paragraph" style:parent-style-name="Preformatted_20_Text" style:list-style-name="L1">
      <style:text-properties fo:color="#000000" fo:font-size="11pt" fo:font-weight="bold" officeooo:rsid="00111ea0" officeooo:paragraph-rsid="00111ea0" style:font-size-asian="9.60000038146973pt" style:font-weight-asian="bold" style:font-size-complex="11pt" style:font-weight-complex="bold"/>
    </style:style>
    <style:style style:name="P4" style:family="paragraph" style:parent-style-name="Preformatted_20_Text">
      <style:text-properties fo:color="#000000" fo:font-size="11pt" fo:font-weight="bold" officeooo:rsid="00111ea0" officeooo:paragraph-rsid="00111ea0" style:font-size-asian="9.60000038146973pt" style:font-weight-asian="bold" style:font-size-complex="11pt" style:font-weight-complex="bold"/>
    </style:style>
    <style:style style:name="P5" style:family="paragraph" style:parent-style-name="Preformatted_20_Text" style:list-style-name="L1">
      <style:text-properties fo:color="#000000" fo:font-size="11pt" fo:font-weight="bold" officeooo:rsid="0012c325" officeooo:paragraph-rsid="0012c325" style:font-size-asian="9.60000038146973pt" style:font-weight-asian="bold" style:font-size-complex="11pt" style:font-weight-complex="bold"/>
    </style:style>
    <style:style style:name="P6" style:family="paragraph" style:parent-style-name="Preformatted_20_Text" style:list-style-name="L1">
      <style:text-properties fo:color="#000000" fo:font-size="11pt" fo:font-style="italic" fo:font-weight="bold" officeooo:rsid="0012c325" officeooo:paragraph-rsid="0012c325" style:font-size-asian="9.60000038146973pt" style:font-style-asian="italic" style:font-weight-asian="bold" style:font-size-complex="11pt" style:font-style-complex="italic" style:font-weight-complex="bold"/>
    </style:style>
    <style:style style:name="P7" style:family="paragraph" style:parent-style-name="Preformatted_20_Text" style:list-style-name="L1">
      <style:text-properties fo:color="#000000" fo:font-size="11pt" fo:font-style="italic" fo:font-weight="normal" officeooo:rsid="0012d8a1" officeooo:paragraph-rsid="0012d8a1" style:font-size-asian="9.60000038146973pt" style:font-style-asian="italic" style:font-weight-asian="normal" style:font-size-complex="11pt" style:font-style-complex="italic" style:font-weight-complex="normal"/>
    </style:style>
    <style:style style:name="P8" style:family="paragraph" style:parent-style-name="Preformatted_20_Text" style:list-style-name="L1">
      <style:text-properties fo:color="#000000" fo:font-size="11pt" fo:font-style="normal" fo:font-weight="normal" officeooo:rsid="0012c325" officeooo:paragraph-rsid="0012c325" style:font-size-asian="9.60000038146973pt" style:font-style-asian="normal" style:font-weight-asian="normal" style:font-size-complex="11pt" style:font-style-complex="normal" style:font-weight-complex="normal"/>
    </style:style>
    <style:style style:name="P9" style:family="paragraph" style:parent-style-name="Preformatted_20_Text" style:list-style-name="L1">
      <style:text-properties fo:color="#000000" fo:font-size="11pt" fo:font-style="normal" fo:font-weight="normal" officeooo:rsid="0012d8a1" officeooo:paragraph-rsid="0012d8a1" style:font-size-asian="9.60000038146973pt" style:font-style-asian="normal" style:font-weight-asian="normal" style:font-size-complex="11pt" style:font-style-complex="normal" style:font-weight-complex="normal"/>
    </style:style>
    <style:style style:name="P10" style:family="paragraph" style:parent-style-name="Preformatted_20_Text">
      <style:text-properties fo:color="#000000" fo:font-size="11pt" fo:font-style="normal" fo:font-weight="normal" officeooo:rsid="001380f9" officeooo:paragraph-rsid="001380f9" style:font-size-asian="9.60000038146973pt" style:font-style-asian="normal" style:font-weight-asian="normal" style:font-size-complex="11pt" style:font-style-complex="normal" style:font-weight-complex="normal"/>
    </style:style>
    <style:style style:name="P11" style:family="paragraph" style:parent-style-name="Preformatted_20_Text">
      <style:text-properties fo:color="#000000" fo:font-size="11pt" fo:font-style="normal" fo:font-weight="normal" officeooo:rsid="001487cf" officeooo:paragraph-rsid="001487cf" style:font-size-asian="9.60000038146973pt" style:font-style-asian="normal" style:font-weight-asian="normal" style:font-size-complex="11pt" style:font-style-complex="normal" style:font-weight-complex="normal"/>
    </style:style>
    <style:style style:name="P12" style:family="paragraph" style:parent-style-name="Preformatted_20_Text">
      <style:text-properties fo:color="#000000" fo:font-size="11pt" fo:font-style="normal" fo:font-weight="normal" officeooo:rsid="00158032" officeooo:paragraph-rsid="00158032" style:font-size-asian="9.60000038146973pt" style:font-style-asian="normal" style:font-weight-asian="normal" style:font-size-complex="11pt" style:font-style-complex="normal" style:font-weight-complex="normal"/>
    </style:style>
    <style:style style:name="P13" style:family="paragraph" style:parent-style-name="Preformatted_20_Text" style:list-style-name="L1">
      <style:text-properties fo:color="#000000" fo:font-size="11pt" fo:font-style="normal" fo:font-weight="bold" officeooo:rsid="0012c325" officeooo:paragraph-rsid="0012c325" style:font-size-asian="9.60000038146973pt" style:font-style-asian="normal" style:font-weight-asian="bold" style:font-size-complex="11pt" style:font-style-complex="normal" style:font-weight-complex="bold"/>
    </style:style>
    <style:style style:name="P14" style:family="paragraph" style:parent-style-name="Preformatted_20_Text" style:list-style-name="L1">
      <style:text-properties fo:color="#000000" fo:font-size="11pt" fo:font-style="normal" fo:font-weight="bold" officeooo:rsid="0012d8a1" officeooo:paragraph-rsid="0012d8a1" style:font-size-asian="9.60000038146973pt" style:font-style-asian="normal" style:font-weight-asian="bold" style:font-size-complex="11pt" style:font-style-complex="normal" style:font-weight-complex="bold"/>
    </style:style>
    <style:style style:name="P15" style:family="paragraph" style:parent-style-name="Preformatted_20_Text" style:list-style-name="L1">
      <style:text-properties fo:color="#000000" fo:font-size="11pt" fo:font-style="normal" fo:font-weight="bold" officeooo:rsid="0012e291" officeooo:paragraph-rsid="0012e291" style:font-size-asian="9.60000038146973pt" style:font-style-asian="normal" style:font-weight-asian="bold" style:font-size-complex="11pt" style:font-style-complex="normal" style:font-weight-complex="bold"/>
    </style:style>
    <style:style style:name="P16" style:family="paragraph" style:parent-style-name="Preformatted_20_Text" style:list-style-name="L1">
      <style:text-properties fo:color="#000000" fo:font-size="11pt" fo:font-style="normal" fo:font-weight="bold" officeooo:rsid="001380f9" officeooo:paragraph-rsid="001380f9" style:font-size-asian="9.60000038146973pt" style:font-style-asian="normal" style:font-weight-asian="bold" style:font-size-complex="11pt" style:font-style-complex="normal" style:font-weight-complex="bold"/>
    </style:style>
    <style:style style:name="P17" style:family="paragraph" style:parent-style-name="Preformatted_20_Text" style:list-style-name="L2">
      <style:text-properties fo:color="#000000" fo:font-size="11pt" fo:font-style="normal" fo:font-weight="bold" officeooo:rsid="00158032" officeooo:paragraph-rsid="00158032" style:font-size-asian="9.60000038146973pt" style:font-style-asian="normal" style:font-weight-asian="bold" style:font-size-complex="11pt" style:font-style-complex="normal" style:font-weight-complex="bold"/>
    </style:style>
    <style:style style:name="P18" style:family="paragraph" style:parent-style-name="Preformatted_20_Text">
      <style:text-properties fo:color="#000000" fo:font-size="11pt" fo:font-style="normal" fo:font-weight="bold" officeooo:rsid="00158032" officeooo:paragraph-rsid="00158032" style:font-size-asian="9.60000038146973pt" style:font-style-asian="normal" style:font-weight-asian="bold" style:font-size-complex="11pt" style:font-style-complex="normal" style:font-weight-complex="bold"/>
    </style:style>
    <style:style style:name="P19" style:family="paragraph" style:parent-style-name="Preformatted_20_Text">
      <style:text-properties officeooo:paragraph-rsid="0012c325"/>
    </style:style>
    <style:style style:name="T1" style:family="text">
      <style:text-properties fo:font-weight="normal" style:font-weight-asian="normal" style:font-weight-complex="normal"/>
    </style:style>
    <style:style style:name="T2" style:family="text">
      <style:text-properties fo:font-weight="normal" officeooo:rsid="0012e291" style:font-weight-asian="normal" style:font-weight-complex="normal"/>
    </style:style>
    <style:style style:name="T3" style:family="text">
      <style:text-properties fo:font-weight="normal" officeooo:rsid="001671d7" style:font-weight-asian="normal" style:font-weight-complex="normal"/>
    </style:style>
    <style:style style:name="T4" style:family="text">
      <style:text-properties fo:font-weight="bold" style:font-weight-asian="bold" style:font-weight-complex="bold"/>
    </style:style>
    <style:style style:name="T5" style:family="text">
      <style:text-properties fo:color="#000000" fo:font-size="11pt" fo:font-style="normal" fo:font-weight="normal" officeooo:rsid="0012c325" style:font-size-asian="9.60000038146973pt" style:font-style-asian="normal" style:font-weight-asian="normal" style:font-size-complex="11pt" style:font-style-complex="normal" style:font-weight-complex="normal"/>
    </style:style>
    <style:style style:name="T6" style:family="text">
      <style:text-properties officeooo:rsid="0012d8a1"/>
    </style:style>
    <style:style style:name="T7" style:family="text">
      <style:text-properties officeooo:rsid="0012e291"/>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1671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BOLOGIA DE LA TERMINAL DE UBUNTU</text:p>
      <text:p text:style-name="P1"/>
      <text:p text:style-name="P2">Veremos cual es la simbologia y los caracteres especiales que nos sirven para dar mejor uso en la terminal de ubuntu. Podemos ver la pagina donde vamos a sacar el repositorio <text:a xlink:type="simple" xlink:href="https://www.guia-ubuntu.com/index.php?title=Terminal" text:style-name="Internet_20_link" text:visited-style-name="Visited_20_Internet_20_Link">https://www.guia-ubuntu.com/index.php?title=Terminal</text:a></text:p>
      <text:p text:style-name="P2"/>
      <text:p text:style-name="P2"/>
      <text:list xml:id="list1206275658770321983" text:style-name="L1">
        <text:list-item>
          <text:p text:style-name="P3">Comodines: <text:span text:style-name="T1">Los comodines son unos caracteres especiales que se pueden sustituir a nombres y a partes de nombres de los archivos y/o directorios. Esto facilita especificar multiples nombres como argumentos de una orden.</text:span></text:p>
          <text:list>
            <text:list-item>
              <text:p text:style-name="P3"><text:span text:style-name="T1">‘*’: Sustituye cualquier secuencia de caracteres.</text:span></text:p>
            </text:list-item>
            <text:list-item>
              <text:p text:style-name="P3"><text:span text:style-name="T1">‘?’: Sustituye un unico carácter.</text:span></text:p>
            </text:list-item>
          </text:list>
        </text:list-item>
        <text:list-item>
          <text:p text:style-name="P5">Variables:<text:span text:style-name="T1"> Como en cualquier lenguaje de programacion, se pueden utilizar variables en las ordenes. No hay ninguna necesidad de declarar la variable. Esta se crea automaticamente al asignarle cualquier valor. Por ejemplo:</text:span></text:p>
          <text:list>
            <text:list-item>
              <text:p text:style-name="P6"><text:span text:style-name="T1">$ ejemplo=”EJemplo” ; echo $ejemplo</text:span></text:p>
              <text:list>
                <text:list-item>
                  <text:p text:style-name="P8"><text:span text:style-name="T1">El carácter ‘;’ se explica mas adelante.</text:span></text:p>
                </text:list-item>
              </text:list>
            </text:list-item>
            <text:list-item>
              <text:p text:style-name="P13"><text:span text:style-name="T1">No bebe aparecer ningun espacio entre el nombre de la variable, la asignacion (=) y la cadena.</text:span></text:p>
            </text:list-item>
            <text:list-item>
              <text:p text:style-name="P13"><text:span text:style-name="T1">La referencia a cualquier variable se hace poniendo el simbolo ‘$’ delante de su nombre.</text:span></text:p>
            </text:list-item>
            <text:list-item>
              <text:p text:style-name="P8">Las dobles comillas se utilzan normalmente para las cadenas pero hay que destacar que el carácter especial ‘$’ es interpretado entre las comillas dobles cuando viene seguido de un nombre de variable, dando lugar a la susticion de la variable por su valor</text:p>
              <text:list>
                <text:list-item>
                  <text:p text:style-name="P7">$ var=5 ; echo “Aparece el valor $var”</text:p>
                </text:list-item>
              </text:list>
            </text:list-item>
            <text:list-item>
              <text:p text:style-name="P8">Entre las comillas simples, no es inter<text:span text:style-name="T6">pretado ningun carácter especial y se escribe tal cual lo que hay entre ellas:</text:span></text:p>
              <text:list>
                <text:list-item>
                  <text:p text:style-name="P7">$ var=5 ; echo ‘no aparece el valor $var’</text:p>
                </text:list-item>
              </text:list>
            </text:list-item>
            <text:list-item>
              <text:p text:style-name="P9">Podriamos obtener el mismo resultado utilizando doble comillas si ponemos delante del carácter especial ‘$’ el carácter de escape ‘/’.</text:p>
              <text:list>
                <text:list-item>
                  <text:p text:style-name="P7">$ var=5 ; echo “No aparece el valor \$var”</text:p>
                </text:list-item>
              </text:list>
            </text:list-item>
            <text:list-item>
              <text:p text:style-name="P9">Las comillas <text:s/>simples inversas hacen que se ejecute la orden que contienen, asignando el resultado de la ejecucion a la variable:</text:p>
              <text:list>
                <text:list-item>
                  <text:p text:style-name="P9">$ var=`date` ; echo “Hoy es $var”</text:p>
                </text:list-item>
              </text:list>
            </text:list-item>
          </text:list>
        </text:list-item>
        <text:list-item>
          <text:p text:style-name="P14">Variables de entorno: <text:span text:style-name="T1">Existen variables asignadas por el sistema desde que se inicia una sesion hasta que la cerramos. Estas variables pueden ser utilizadas desde cualquier terminal. </text:span><text:span text:style-name="T2">Para ver todas las variables de entorno definidas, se utiliza la orden </text:span><text:span text:style-name="T7">env</text:span><text:span text:style-name="T2"> sin argumentos:</text:span></text:p>
          <text:list>
            <text:list-item>
              <text:p text:style-name="P15"><text:span text:style-name="T1">$ </text:span>env</text:p>
            </text:list-item>
            <text:list-item>
              <text:p text:style-name="P15"><text:span text:style-name="T1">Estas son algunas de las variables que mas se usan:</text:span></text:p>
              <text:list>
                <text:list-item>
                  <text:p text:style-name="P15">HOME:<text:span text:style-name="T1"> ruta de nuestro directorio personal.</text:span></text:p>
                </text:list-item>
                <text:list-item>
                  <text:p text:style-name="P15">USER:<text:span text:style-name="T1"> nombre de usuario asignado.</text:span></text:p>
                </text:list-item>
                <text:list-item>
                  <text:p text:style-name="P15">SHELL:<text:span text:style-name="T1"> ruta al interprete de ordenes que se ejecuta por defecto.</text:span></text:p>
                </text:list-item>
                <text:list-item>
                  <text:p text:style-name="P15">HOSTNAME:<text:span text:style-name="T1"> nombre asignado al equipo.</text:span></text:p>
                </text:list-item>
                <text:list-item>
                  <text:p text:style-name="P15">PATH: <text:span text:style-name="T1">rutas en las que el interprete busca las ordenes a ejecutar cuando no especificamos donde estan. </text:span></text:p>
                </text:list-item>
              </text:list>
            </text:list-item>
          </text:list>
        </text:list-item>
        <text:list-item>
          <text:p text:style-name="P16"><text:soft-page-break/>Estructuras de control de flujo</text:p>
          <text:list>
            <text:list-item>
              <text:p text:style-name="P16">Listas de ordenes: <text:span text:style-name="T1">Una lista de ordenes es una secuencia de una o mas tuberias separadas por uno de los operadores ‘;’,’&amp;’,’&amp;&amp;’ o ‘||’ y termina opcionalmente por ‘;’,’&amp;’ o (nueva linea).</text:span></text:p>
            </text:list-item>
          </text:list>
        </text:list-item>
        <text:list-item>
          <text:p text:style-name="P16">Tuberias: <text:span text:style-name="T1">una tuberia es una secuencia de una o mas ordenes separadas por el carácter ‘|’. En este caso la salida estandar de una orden se conecta con la entrada estandar de la siguiente orden, por eso el nombre de tuberia.<text:line-break/>El interprete de ordenes espera a que todas las ordenes de la tuberia terminen antes de presentar un resultado por la salida estandar. El estado de salida de una tuberia corresponen al estado de salida de la ultima orden. Asociado a las tuberias se suelen utilizar una serie de ordenes que se utilizan como filtros (pro ejemplo la orden </text:span><text:span text:style-name="T8">grep</text:span><text:span text:style-name="T1">). Ej, mostrara solo los ficheros que no sean directorios:</text:span></text:p>
          <text:list>
            <text:list-item>
              <text:p text:style-name="P16">ls -l | grep “^-”</text:p>
            </text:list-item>
          </text:list>
        </text:list-item>
      </text:list>
      <text:p text:style-name="P10"/>
      <text:p text:style-name="P10"/>
      <text:p text:style-name="P11">Usando el comando ‘&amp;’ al final del comando haremos que dicho comando se ejecute en segundo plano. <text:span text:style-name="T4">nom_comando&amp;</text:span>.</text:p>
      <text:p text:style-name="P11"/>
      <text:p text:style-name="P11">Usando el comando ‘!’ repetimos el ultimo comando ejecutado, o tambien colocando la letra con la que comienza o su numero de history. <text:span text:style-name="T4">!.</text:span></text:p>
      <text:p text:style-name="P11"><text:span text:style-name="T1"/></text:p>
      <text:p text:style-name="P11"><text:span text:style-name="T1"/></text:p>
      <text:p text:style-name="P12">Aqui un cheat para aprender los operadores de la terminal de comandos:</text:p>
      <text:p text:style-name="P12"/>
      <text:list xml:id="list7795215683836244689" text:style-name="L2">
        <text:list-item>
          <text:p text:style-name="P17">“A ; B”: <text:span text:style-name="T1">Run A and then B, regardless of success of A.</text:span></text:p>
        </text:list-item>
        <text:list-item>
          <text:p text:style-name="P17">“A &amp;&amp; B”:<text:span text:style-name="T1"> Run B if A succeeded.</text:span></text:p>
        </text:list-item>
        <text:list-item>
          <text:p text:style-name="P17"><text:span text:style-name="T1">“</text:span>A || B”: <text:span text:style-name="T1">Run B if A failed.</text:span></text:p>
        </text:list-item>
        <text:list-item>
          <text:p text:style-name="P17"><text:span text:style-name="T1">“</text:span><text:span text:style-name="T9">A &amp;”: </text:span><text:span text:style-name="T3">Run A in background.</text:span></text:p>
        </text:list-item>
      </text:list>
      <text:p text:style-name="P18"><text:span text:style-name="T3"><text:s/><text:tab/></text:span></text:p>
      <text:p text:style-name="P18"><text:span text:style-name="T3"/></text:p>
      <text:p text:style-name="P19"><text:span text:style-name="T5"/></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7T22:32:51.430251133</dc:date>
    <meta:editing-duration>PT3M29S</meta:editing-duration>
    <meta:editing-cycles>2</meta:editing-cycles>
    <meta:generator>LibreOffice/5.1.6.2$Linux_X86_64 LibreOffice_project/10m0$Build-2</meta:generator>
    <meta:document-statistic meta:table-count="0" meta:image-count="0" meta:object-count="0" meta:page-count="3" meta:paragraph-count="38" meta:word-count="666" meta:character-count="3784" meta:non-whitespace-character-count="3183"/>
  </office:meta>
</office:document-meta>
</file>